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8pt" officeooo:rsid="001d9e7d" officeooo:paragraph-rsid="001d9e7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Mono" fo:font-size="12pt" officeooo:rsid="001d9e7d" officeooo:paragraph-rsid="0028c13b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FreeMono" fo:font-size="12pt" officeooo:rsid="00254b77" officeooo:paragraph-rsid="00254b7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FreeMono" fo:font-size="12pt" officeooo:rsid="00254b77" officeooo:paragraph-rsid="00254b77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FreeMono" fo:font-size="10pt" officeooo:rsid="0026b1c7" officeooo:paragraph-rsid="0026b1c7" style:font-size-asian="8.75pt" style:font-size-complex="10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1d9e7d" officeooo:paragraph-rsid="001d9e7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254b77" officeooo:paragraph-rsid="00254b7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1d9e7d" style:font-size-asian="10.5pt" style:font-size-complex="12pt"/>
    </style:style>
    <style:style style:name="P1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1f3743" style:font-size-asian="10.5pt" style:font-size-complex="12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208fd0" style:font-size-asian="10.5pt" style:font-size-complex="12pt"/>
    </style:style>
    <style:style style:name="P1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226784" style:font-size-asian="10.5pt" style:font-size-complex="12pt"/>
    </style:style>
    <style:style style:name="P1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09c77" officeooo:paragraph-rsid="00209c77" style:font-size-asian="10.5pt" style:font-size-complex="12pt"/>
    </style:style>
    <style:style style:name="P1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6784" officeooo:paragraph-rsid="00226784" style:font-size-asian="10.5pt" style:font-size-complex="12pt"/>
    </style:style>
    <style:style style:name="P1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44fc5" officeooo:paragraph-rsid="00244fc5" style:font-size-asian="10.5pt" style:font-size-complex="12pt"/>
    </style:style>
    <style:style style:name="P1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48f5d" officeooo:paragraph-rsid="00248f5d" style:font-size-asian="10.5pt" style:font-size-complex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f3743"/>
    </style:style>
    <style:style style:name="T3" style:family="text">
      <style:text-properties officeooo:rsid="00208fd0"/>
    </style:style>
    <style:style style:name="T4" style:family="text">
      <style:text-properties officeooo:rsid="00226784"/>
    </style:style>
    <style:style style:name="T5" style:family="text">
      <style:text-properties officeooo:rsid="00283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INST</text:p>
      <text:p text:style-name="P3"><text:span text:style-name="T1">Dumb</text:span> Digitrax Instruction Set</text:p>
      <text:p text:style-name="P3"/>
      <text:p text:style-name="P4"/>
      <text:p text:style-name="P9">MACROS</text:p>
      <text:p text:style-name="P8">aka Trains for Normal People</text:p>
      <text:p text:style-name="P3"/>
      <text:p text:style-name="P5">Macros listed here are to provide an overview, as sql implementation may vary. <text:span text:style-name="T5">Sample implementation software is available either on the EB Linux Lab computers, or from </text:span><text:a xlink:type="simple" xlink:href="https://github.com/ctag/cpe453/tree/master/train_rec_sql" text:style-name="Internet_20_link" text:visited-style-name="Visited_20_Internet_20_Link"><text:span text:style-name="T5">https://github.com/ctag/cpe453/tree/master/train_rec_sql</text:span></text:a><text:span text:style-name="T5">.</text:span></text:p>
      <text:p text:style-name="P4"/>
      <text:p text:style-name="P4">Example Listing:</text:p>
      <text:p text:style-name="P4"/>
      <text:p text:style-name="P11">INSTRUCTION, arg1, arg2</text:p>
      <text:p text:style-name="P15">Packet Format <text:span text:style-name="T4">in [byte]s.</text:span></text:p>
      <text:p text:style-name="P15"/>
      <text:p text:style-name="P11"><text:tab/>Description of macro, how to wield it, why it matters. <text:span text:style-name="T4">If no arguments are given, then leave their fields as 'null' in sql.</text:span></text:p>
      <text:p text:style-name="P4"/>
      <text:p text:style-name="P4">Here INSTRUCTION would be a string entered in the “macro” field of the table, with arg1 and arg2 being placed in their respective columns as well.</text:p>
      <text:p text:style-name="P4"/>
      <text:p text:style-name="P12"><text:span text:style-name="T2">SLOT_SCAN</text:span>, <text:span text:style-name="T2">slot#</text:span></text:p>
      <text:p text:style-name="P17">[BB] [SLOT] [00] [CHK]</text:p>
      <text:p text:style-name="P12"/>
      <text:p text:style-name="P12"><text:tab/><text:span text:style-name="T2">Queries track for the status of the given slot#. Valid slots are 1-119. Returns with the state of a 'train' in sql, which is really just a slot.</text:span></text:p>
      <text:p text:style-name="P4"/>
      <text:p text:style-name="P13"><text:span text:style-name="T3">SLOT_DISPATCH</text:span>, <text:span text:style-name="T3">slot#</text:span></text:p>
      <text:p text:style-name="P17">[BA] [SLOT] [00] [CHK]</text:p>
      <text:p text:style-name="P13"/>
      <text:p text:style-name="P13"><text:tab/><text:span text:style-name="T3">Supposedly puts the given slot back into “COMMON” mode, but has not worked consistently for me. Use when slot has mode “IN_USE”.</text:span></text:p>
      <text:p text:style-name="P18">If the associated train does not update, then the command failed with a LACK packet.</text:p>
      <text:p text:style-name="P4"/>
      <text:p text:style-name="P13"><text:span text:style-name="T3">SLOT_CLEAR</text:span>, <text:span text:style-name="T3">slot#</text:span></text:p>
      <text:p text:style-name="P17">[B5] [SLOT] [03] [CHK]</text:p>
      <text:p text:style-name="P13"/>
      <text:p text:style-name="P13"><text:tab/><text:span text:style-name="T3">Puts the given slot into “FREE” mode. Use when slot has mode “COMMON” or “IN_USE”. Associated train state does not automatically update, must run SLOT_SCAN after this command to check the train state.</text:span></text:p>
      <text:p text:style-name="P4"/>
      <text:p text:style-name="P13"><text:span text:style-name="T3">SLOT_REQ</text:span>, <text:span text:style-name="T3">train#</text:span></text:p>
      <text:p text:style-name="P17">[BF] [00] [ADR] [CHK]</text:p>
      <text:p text:style-name="P13"/>
      <text:p text:style-name="P13"><text:tab/><text:span text:style-name="T3">Requests a slot for a given train address. Returns with the state of a 'train' in sql, which is really just a slot.</text:span></text:p>
      <text:p text:style-name="P4"/>
      <text:p text:style-name="P14"><text:span text:style-name="T4">TRACK_ON</text:span></text:p>
      <text:p text:style-name="P16">[83] [CHK]</text:p>
      <text:p text:style-name="P16"/>
      <text:p text:style-name="P14"><text:tab/><text:span text:style-name="T4">Turns power to the track on. Usually results in all detection sections sending a bootup packet which lists them as “occupied”.</text:span></text:p>
      <text:p text:style-name="P4"/>
      <text:p text:style-name="P14"><text:soft-page-break/><text:span text:style-name="T4">TRACK_OFF</text:span></text:p>
      <text:p text:style-name="P16">[82] [CHK]</text:p>
      <text:p text:style-name="P14"/>
      <text:p text:style-name="P14"><text:tab/><text:span text:style-name="T4">Turns power to the track off.</text:span></text:p>
      <text:p text:style-name="P4"/>
      <text:p text:style-name="P16">TRACK_RESET</text:p>
      <text:p text:style-name="P16">[82] [CHK] then [83] [CHK]</text:p>
      <text:p text:style-name="P14"/>
      <text:p text:style-name="P14"><text:tab/><text:span text:style-name="T4">Turns power off, waits ten seconds, turns power back on.</text:span></text:p>
      <text:p text:style-name="P4"/>
      <text:p text:style-name="P4"/>
      <text:p text:style-name="P10">Detection Section Addressing</text:p>
      <text:p text:style-name="P8">aka Electromancy</text:p>
      <text:p text:style-name="P6"/>
      <text:p text:style-name="P7">Likely the most elusive part of this system; luckily what we've gleaned will keep you from having to work with this conversion.</text:p>
      <text:p text:style-name="P7"/>
      <text:p text:style-name="P7">There are three numbers associated wi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9:59:05.676241222</meta:creation-date>
    <dc:date>2015-04-03T18:27:33.722415870</dc:date>
    <meta:editing-duration>PT22H12M43S</meta:editing-duration>
    <meta:editing-cycles>11</meta:editing-cycles>
    <meta:generator>LibreOffice/4.4.1.2$Linux_X86_64 LibreOffice_project/40m0$Build-2</meta:generator>
    <meta:document-statistic meta:table-count="0" meta:image-count="0" meta:object-count="0" meta:page-count="4" meta:paragraph-count="36" meta:word-count="324" meta:character-count="1958" meta:non-whitespace-character-count="1662"/>
  </office:meta>
</office:document-meta>
</file>